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0.8925in"/>
    </style:style>
    <style:style style:name="co2" style:family="table-column">
      <style:table-column-properties fo:break-before="auto" style:column-width="1.1028in"/>
    </style:style>
    <style:style style:name="co3" style:family="table-column">
      <style:table-column-properties fo:break-before="auto" style:column-width="0.7535in"/>
    </style:style>
    <style:style style:name="co4" style:family="table-column">
      <style:table-column-properties fo:break-before="auto" style:column-width="0.6984in"/>
    </style:style>
    <style:style style:name="co5" style:family="table-column">
      <style:table-column-properties fo:break-before="auto" style:column-width="0.7646in"/>
    </style:style>
    <style:style style:name="co6" style:family="table-column">
      <style:table-column-properties fo:break-before="auto" style:column-width="0.8299in"/>
    </style:style>
    <style:style style:name="co7" style:family="table-column">
      <style:table-column-properties fo:break-before="auto" style:column-width="0.1417in"/>
    </style:style>
    <style:style style:name="co8" style:family="table-column">
      <style:table-column-properties fo:break-before="auto" style:column-width="0.8083in"/>
    </style:style>
    <style:style style:name="co9" style:family="table-column">
      <style:table-column-properties fo:break-before="auto" style:column-width="0.8189in"/>
    </style:style>
    <style:style style:name="co10" style:family="table-column">
      <style:table-column-properties fo:break-before="auto" style:column-width="0.972in"/>
    </style:style>
    <style:style style:name="co11" style:family="table-column">
      <style:table-column-properties fo:break-before="auto" style:column-width="0.939in"/>
    </style:style>
    <style:style style:name="co12" style:family="table-column">
      <style:table-column-properties fo:break-before="auto" style:column-width="0.7752in"/>
    </style:style>
    <style:style style:name="co13" style:family="table-column">
      <style:table-column-properties fo:break-before="auto" style:column-width="0.1634in"/>
    </style:style>
    <style:style style:name="co14" style:family="table-column">
      <style:table-column-properties fo:break-before="auto" style:column-width="0.8957in"/>
    </style:style>
    <style:style style:name="co15" style:family="table-column">
      <style:table-column-properties fo:break-before="auto" style:column-width="0.9283in"/>
    </style:style>
    <style:style style:name="co16" style:family="table-column">
      <style:table-column-properties fo:break-before="auto" style:column-width="0.8626in"/>
    </style:style>
    <style:style style:name="co17" style:family="table-column">
      <style:table-column-properties fo:break-before="auto" style:column-width="0.95in"/>
    </style:style>
    <style:style style:name="co18" style:family="table-column">
      <style:table-column-properties fo:break-before="auto" style:column-width="0.9173in"/>
    </style:style>
    <style:style style:name="co19" style:family="table-column">
      <style:table-column-properties fo:break-before="auto" style:column-width="0.961in"/>
    </style:style>
    <style:style style:name="co20" style:family="table-column">
      <style:table-column-properties fo:break-before="auto" style:column-width="0.7098in"/>
    </style:style>
    <style:style style:name="co21" style:family="table-column">
      <style:table-column-properties fo:break-before="auto" style:column-width="0.6335in"/>
    </style:style>
    <style:style style:name="co22" style:family="table-column">
      <style:table-column-properties fo:break-before="auto" style:column-width="0.6445in"/>
    </style:style>
    <style:style style:name="co23" style:family="table-column">
      <style:table-column-properties fo:break-before="auto" style:column-width="0.6118in"/>
    </style:style>
    <style:style style:name="co25" style:family="table-column">
      <style:table-column-properties fo:break-before="auto" style:column-width="0.6772in"/>
    </style:style>
    <style:style style:name="ro2" style:family="table-row">
      <style:table-row-properties style:row-height="0.178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6736in" fo:break-before="auto" style:use-optimal-row-height="false"/>
    </style:style>
    <style:style style:name="ro7" style:family="table-row">
      <style:table-row-properties style:row-height="0.1965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style:text-align-source="fix" style:repeat-content="false" fo:wrap-option="wrap" style:vertical-align="middle"/>
      <style:paragraph-properties fo:text-align="center"/>
    </style:style>
    <style:style style:name="ce2" style:family="table-cell" style:parent-style-name="Default">
      <style:table-cell-properties fo:background-color="#ffff00" style:text-align-source="fix" style:repeat-content="false" fo:wrap-option="wrap"/>
      <style:paragraph-properties fo:text-align="center"/>
    </style:style>
    <style:style style:name="ce3" style:family="table-cell" style:parent-style-name="Default">
      <style:table-cell-properties fo:background-color="#ffffff" style:text-align-source="fix" style:repeat-content="false" fo:wrap-option="wrap" style:vertical-align="middle"/>
      <style:paragraph-properties fo:text-align="center"/>
    </style:style>
    <style:style style:name="ce4" style:family="table-cell" style:parent-style-name="Default" style:data-style-name="N118">
      <style:table-cell-properties fo:background-color="#ffff00" style:text-align-source="fix" style:repeat-content="false" fo:wrap-option="wrap" style:vertical-align="middle"/>
      <style:paragraph-properties fo:text-align="center"/>
      <style:text-properties fo:color="#000000" style:font-name="Arial" fo:font-weight="normal"/>
    </style:style>
    <style:style style:name="ce5" style:family="table-cell" style:parent-style-name="Default">
      <style:table-cell-properties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ffff00" style:text-align-source="fix" style:repeat-content="false" fo:wrap-option="wrap"/>
      <style:paragraph-properties fo:text-align="center"/>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style:vertical-align="middle"/>
      <style:paragraph-properties fo:text-align="center"/>
    </style:style>
    <style:style style:name="ce9" style:family="table-cell" style:parent-style-name="Default" style:data-style-name="N117">
      <style:table-cell-properties fo:background-color="#008000" style:text-align-source="fix" style:repeat-content="false" fo:wrap-option="wrap" style:vertical-align="middle"/>
      <style:paragraph-properties fo:text-align="center"/>
      <style:text-properties fo:color="#ffffff"/>
    </style:style>
    <style:style style:name="ce10" style:family="table-cell" style:parent-style-name="Default" style:data-style-name="N117">
      <style:table-cell-properties fo:background-color="#ff8080" style:text-align-source="fix" style:repeat-content="false" fo:wrap-option="wrap" style:vertical-align="middle"/>
      <style:paragraph-properties fo:text-align="center"/>
      <style:text-properties fo:color="#000000"/>
    </style:style>
    <style:style style:name="ce11" style:family="table-cell" style:parent-style-name="Default" style:data-style-name="N117">
      <style:table-cell-properties fo:background-color="#ff8080" style:text-align-source="fix" style:repeat-content="false" fo:wrap-option="wrap" style:vertical-align="middle"/>
      <style:paragraph-properties fo:text-align="center"/>
    </style:style>
    <style:style style:name="ce12" style:family="table-cell" style:parent-style-name="Default" style:data-style-name="N117">
      <style:table-cell-properties style:text-align-source="fix" style:repeat-content="false" fo:wrap-option="wrap" style:vertical-align="middle"/>
      <style:paragraph-properties fo:text-align="center"/>
    </style:style>
    <style:style style:name="ce13" style:family="table-cell" style:parent-style-name="Default">
      <style:table-cell-properties fo:background-color="#ff8080" style:text-align-source="fix" style:repeat-content="false"/>
      <style:paragraph-properties fo:text-align="center"/>
    </style:style>
    <style:style style:name="ce14" style:family="table-cell" style:parent-style-name="Default" style:data-style-name="N118">
      <style:table-cell-properties fo:background-color="#ff8080" style:text-align-source="fix" style:repeat-content="false"/>
      <style:paragraph-properties fo:text-align="center"/>
      <style:text-properties fo:color="#000000" style:font-name="Arial" fo:font-weight="normal"/>
    </style:style>
    <style:style style:name="ce15" style:family="table-cell" style:parent-style-name="Default" style:data-style-name="N117">
      <style:table-cell-properties fo:background-color="#ffff00" style:text-align-source="fix" style:repeat-content="false" fo:wrap-option="wrap" style:vertical-align="middle"/>
      <style:paragraph-properties fo:text-align="center"/>
    </style:style>
    <style:style style:name="ce16" style:family="table-cell" style:parent-style-name="Default" style:data-style-name="N118">
      <style:table-cell-properties fo:background-color="#ffff00" style:text-align-source="fix" style:repeat-content="false" style:vertical-align="middle"/>
      <style:paragraph-properties fo:text-align="center"/>
    </style:style>
    <style:style style:name="ce17" style:family="table-cell" style:parent-style-name="Default" style:data-style-name="N118">
      <style:table-cell-properties fo:background-color="#008000" style:text-align-source="fix" style:repeat-content="false" style:vertical-align="middle"/>
      <style:paragraph-properties fo:text-align="center"/>
      <style:text-properties fo:color="#ffffff"/>
    </style:style>
    <style:style style:name="ce18" style:family="table-cell" style:parent-style-name="Default" style:data-style-name="N118">
      <style:table-cell-properties fo:background-color="#ffffff" style:text-align-source="fix" style:repeat-content="false" style:vertical-align="middle"/>
      <style:paragraph-properties fo:text-align="center"/>
    </style:style>
    <style:style style:name="ce19" style:family="table-cell" style:parent-style-name="Default" style:data-style-name="N117">
      <style:table-cell-properties style:text-align-source="fix" style:repeat-content="false" style:vertical-align="middle"/>
      <style:paragraph-properties fo:text-align="center"/>
    </style:style>
    <style:style style:name="ce20" style:family="table-cell" style:parent-style-name="Default" style:data-style-name="N117">
      <style:table-cell-properties fo:background-color="#ffffff" style:text-align-source="fix" style:repeat-content="false" fo:wrap-option="wrap" style:vertical-align="middle"/>
      <style:paragraph-properties fo:text-align="center"/>
    </style:style>
    <style:style style:name="ce21" style:family="table-cell" style:parent-style-name="Default" style:data-style-name="N1">
      <style:table-cell-properties fo:background-color="#ff8080" style:text-align-source="fix" style:repeat-content="false"/>
      <style:paragraph-properties fo:text-align="center"/>
    </style:style>
    <style:style style:name="ce22" style:family="table-cell" style:parent-style-name="Default" style:data-style-name="N118">
      <style:table-cell-properties fo:background-color="#ffff00" style:text-align-source="fix" style:repeat-content="false" fo:wrap-option="wrap" style:vertical-align="middle"/>
      <style:paragraph-properties fo:text-align="center"/>
    </style:style>
    <style:style style:name="ce23" style:family="table-cell" style:parent-style-name="Default" style:data-style-name="N118">
      <style:table-cell-properties style:text-align-source="fix" style:repeat-content="false" style:vertical-align="middle"/>
      <style:paragraph-properties fo:text-align="center"/>
    </style:style>
    <style:style style:name="ce24" style:family="table-cell" style:parent-style-name="Default" style:data-style-name="N118">
      <style:table-cell-properties style:text-align-source="fix" style:repeat-content="false" fo:wrap-option="wrap" style:vertical-align="middle"/>
      <style:paragraph-properties fo:text-align="center"/>
    </style:style>
    <style:style style:name="ce25" style:family="table-cell" style:parent-style-name="Default">
      <style:table-cell-properties fo:background-color="#ff8080" style:text-align-source="fix" style:repeat-content="false" style:vertical-align="middle"/>
      <style:paragraph-properties fo:text-align="center"/>
    </style:style>
    <style:style style:name="ce26" style:family="table-cell" style:parent-style-name="Default" style:data-style-name="N118">
      <style:table-cell-properties fo:background-color="#008000" style:text-align-source="fix" style:repeat-content="false" fo:wrap-option="wrap" style:vertical-align="middle"/>
      <style:paragraph-properties fo:text-align="center"/>
      <style:text-properties fo:color="#ffffff" fo:font-weight="bold"/>
    </style:style>
    <style:style style:name="ce27" style:family="table-cell" style:parent-style-name="Default" style:data-style-name="N118">
      <style:table-cell-properties fo:background-color="#c5000b" style:text-align-source="fix" style:repeat-content="false" fo:wrap-option="wrap" style:vertical-align="middle"/>
      <style:paragraph-properties fo:text-align="center"/>
      <style:text-properties fo:color="#ffffff" fo:font-weight="bold"/>
    </style:style>
    <style:style style:name="ce28" style:family="table-cell" style:parent-style-name="Default" style:data-style-name="N118">
      <style:table-cell-properties fo:background-color="#2300dc" style:text-align-source="fix" style:repeat-content="false" fo:wrap-option="wrap" style:vertical-align="middle"/>
      <style:paragraph-properties fo:text-align="center"/>
    </style:style>
    <style:style style:name="ce29" style:family="table-cell" style:parent-style-name="Default" style:data-style-name="N118">
      <style:table-cell-properties fo:background-color="#000000" style:text-align-source="fix" style:repeat-content="false" style:vertical-align="middle"/>
      <style:paragraph-properties fo:text-align="center"/>
    </style:style>
    <style:style style:name="ce30" style:family="table-cell" style:parent-style-name="Default">
      <style:table-cell-properties fo:background-color="#ff8080" style:text-align-source="fix" style:repeat-content="false" fo:wrap-option="wrap" style:vertical-align="middle"/>
      <style:paragraph-properties fo:text-align="center"/>
    </style:style>
    <style:style style:name="ce31" style:family="table-cell" style:parent-style-name="Default" style:data-style-name="N118">
      <style:table-cell-properties fo:background-color="#ff9966" style:text-align-source="fix" style:repeat-content="false"/>
      <style:paragraph-properties fo:text-align="center"/>
    </style:style>
    <style:style style:name="ce32" style:family="table-cell" style:parent-style-name="Default" style:data-style-name="N118">
      <style:table-cell-properties fo:background-color="#ff9966" style:text-align-source="fix" style:repeat-content="false" style:vertical-align="middle"/>
      <style:paragraph-properties fo:text-align="center"/>
    </style:style>
    <style:style style:name="ce33" style:family="table-cell" style:parent-style-name="Default">
      <style:table-cell-properties fo:background-color="#ff8080" style:text-align-source="fix" style:repeat-content="false" fo:wrap-option="wrap" style:vertical-align="top"/>
      <style:paragraph-properties fo:text-align="center"/>
    </style:style>
    <style:style style:name="ce34" style:family="table-cell" style:parent-style-name="Default" style:data-style-name="N118">
      <style:table-cell-properties fo:background-color="#ff8080" style:text-align-source="fix" style:repeat-content="false" fo:wrap-option="wrap"/>
      <style:paragraph-properties fo:text-align="center"/>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9966" style:text-align-source="fix" style:repeat-content="false"/>
      <style:paragraph-properties fo:text-align="center"/>
    </style:style>
    <style:style style:name="ce36" style:family="table-cell" style:parent-style-name="Default" style:data-style-name="N118">
      <style:table-cell-properties fo:background-color="#008000" style:text-align-source="fix" style:repeat-content="false"/>
      <style:paragraph-properties fo:text-align="center"/>
      <style:text-properties fo:color="#ffffff" style:font-name="Arial" fo:font-weight="normal"/>
    </style:style>
    <style:style style:name="ce37" style:family="table-cell" style:parent-style-name="Default" style:data-style-name="N118">
      <style:table-cell-properties fo:background-color="#008000" style:text-align-source="fix" style:repeat-content="false"/>
      <style:paragraph-properties fo:text-align="center"/>
      <style:text-properties fo:color="#ffffff"/>
    </style:style>
    <style:style style:name="ce38" style:family="table-cell" style:parent-style-name="Default" style:data-style-name="N1">
      <style:table-cell-properties fo:background-color="#ff9966" style:text-align-source="fix" style:repeat-content="false"/>
      <style:paragraph-properties fo:text-align="center"/>
    </style:style>
    <style:style style:name="ce39" style:family="table-cell" style:parent-style-name="Default">
      <style:table-cell-properties style:text-align-source="fix" style:repeat-content="false" fo:wrap-option="wrap" style:vertical-align="top"/>
      <style:paragraph-properties fo:text-align="center"/>
    </style:style>
    <style:style style:name="ce40" style:family="table-cell" style:parent-style-name="Default" style:data-style-name="N117">
      <style:table-cell-properties style:text-align-source="fix" style:repeat-content="false"/>
      <style:paragraph-properties fo:text-align="center"/>
    </style:style>
    <style:style style:name="ce41" style:family="table-cell" style:parent-style-name="Default" style:data-style-name="N118">
      <style:table-cell-properties fo:background-color="#c5000b" style:text-align-source="fix" style:repeat-content="false" style:vertical-align="middle"/>
      <style:paragraph-properties fo:text-align="center"/>
      <style:text-properties fo:color="#ffffff"/>
    </style:style>
    <style:style style:name="ce42" style:family="table-cell" style:parent-style-name="Default">
      <style:table-cell-properties style:text-align-source="fix" style:repeat-content="false"/>
      <style:paragraph-properties fo:text-align="center"/>
    </style:style>
    <style:style style:name="ce43" style:family="table-cell" style:parent-style-name="Default">
      <style:table-cell-properties fo:background-color="#000000" style:text-align-source="fix" style:repeat-content="false"/>
      <style:paragraph-properties fo:text-align="center"/>
    </style:style>
    <style:style style:name="ce44" style:family="table-cell" style:parent-style-name="Default" style:data-style-name="N118">
      <style:table-cell-properties fo:background-color="#23b8dc" style:text-align-source="fix" style:repeat-content="false" style:vertical-align="middle"/>
      <style:paragraph-properties fo:text-align="center"/>
    </style:style>
    <style:style style:name="ce45" style:family="table-cell" style:parent-style-name="Default">
      <style:table-cell-properties fo:background-color="#23b8dc" style:text-align-source="fix" style:repeat-content="false"/>
      <style:paragraph-properties fo:text-align="center"/>
    </style:style>
    <style:style style:name="ce46" style:family="table-cell" style:parent-style-name="Default" style:data-style-name="N117">
      <style:table-cell-properties fo:background-color="#008000" style:text-align-source="fix" style:repeat-content="false" style:vertical-align="middle"/>
      <style:paragraph-properties fo:text-align="center"/>
      <style:text-properties fo:color="#ffffff"/>
    </style:style>
    <style:style style:name="ce47" style:family="table-cell" style:parent-style-name="Default" style:data-style-name="N117">
      <style:table-cell-properties fo:background-color="#008000" style:text-align-source="fix" style:repeat-content="false"/>
      <style:paragraph-properties fo:text-align="center"/>
      <style:text-properties fo:color="#ffffff"/>
    </style:style>
    <style:style style:name="ce48" style:family="table-cell" style:parent-style-name="Default" style:data-style-name="N117">
      <style:table-cell-properties fo:background-color="#23b8dc" style:text-align-source="fix" style:repeat-content="false"/>
      <style:paragraph-properties fo:text-align="center"/>
      <style:text-properties fo:color="#ffffff"/>
    </style:style>
    <style:style style:name="ce49" style:family="table-cell" style:parent-style-name="Default">
      <style:table-cell-properties fo:background-color="#23b8dc" style:text-align-source="fix" style:repeat-content="false" style:vertical-align="middle"/>
      <style:paragraph-properties fo:text-align="center"/>
    </style:style>
    <style:style style:name="ce50" style:family="table-cell" style:parent-style-name="Default" style:data-style-name="N117">
      <style:table-cell-properties style:text-align-source="fix" style:repeat-content="false" fo:wrap-option="wrap" style:vertical-align="top"/>
      <style:paragraph-properties fo:text-align="center"/>
    </style:style>
    <style:style style:name="ce51" style:family="table-cell" style:parent-style-name="Default">
      <style:table-cell-properties fo:background-color="#23b8dc"/>
    </style:style>
    <style:style style:name="ce52" style:family="table-cell" style:parent-style-name="Default" style:data-style-name="N117">
      <style:table-cell-properties fo:background-color="#c5000b" style:text-align-source="fix" style:repeat-content="false" style:vertical-align="middle"/>
      <style:paragraph-properties fo:text-align="center"/>
      <style:text-properties fo:color="#ffffff"/>
    </style:style>
    <style:style style:name="ce53" style:family="table-cell" style:parent-style-name="Default" style:data-style-name="N117">
      <style:table-cell-properties fo:background-color="#23b8dc" style:text-align-source="fix" style:repeat-content="false"/>
      <style:paragraph-properties fo:text-align="center"/>
    </style:style>
    <style:style style:name="ce54" style:family="table-cell" style:parent-style-name="Default" style:data-style-name="N118">
      <style:table-cell-properties fo:background-color="#23b8dc" style:text-align-source="fix" style:repeat-content="false" style:vertical-align="middle"/>
      <style:paragraph-properties fo:text-align="center"/>
      <style:text-properties fo:color="#ffffff"/>
    </style:style>
    <style:style style:name="ce55" style:family="table-cell" style:parent-style-name="Default" style:data-style-name="N118">
      <style:table-cell-properties fo:background-color="#ff8080" style:text-align-source="fix" style:repeat-content="false"/>
      <style:paragraph-properties fo:text-align="center"/>
    </style:style>
    <style:style style:name="ce56" style:family="table-cell" style:parent-style-name="Default" style:data-style-name="N118">
      <style:table-cell-properties style:text-align-source="fix" style:repeat-content="false" fo:wrap-option="wrap" style:vertical-align="top"/>
      <style:paragraph-properties fo:text-align="center"/>
    </style:style>
    <style:style style:name="ce57" style:family="table-cell" style:parent-style-name="Default" style:data-style-name="N118">
      <style:table-cell-properties style:text-align-source="fix" style:repeat-content="false"/>
      <style:paragraph-properties fo:text-align="center"/>
    </style:style>
    <style:style style:name="ce58" style:family="table-cell" style:parent-style-name="Default" style:data-style-name="N117">
      <style:table-cell-properties fo:background-color="#000000" style:text-align-source="fix" style:repeat-content="false"/>
      <style:paragraph-properties fo:text-align="center"/>
    </style:style>
    <style:style style:name="ce59" style:family="table-cell" style:parent-style-name="Default" style:data-style-name="N118">
      <style:table-cell-properties fo:background-color="#ffffff" style:text-align-source="fix" style:repeat-content="false" fo:wrap-option="wrap" style:vertical-align="middle"/>
      <style:paragraph-properties fo:text-align="center"/>
    </style:style>
    <style:style style:name="ce60" style:family="table-cell" style:parent-style-name="Default" style:data-style-name="N118">
      <style:table-cell-properties fo:background-color="#ffffff" style:text-align-source="fix" style:repeat-content="false"/>
      <style:paragraph-properties fo:text-align="center"/>
    </style:style>
    <style:style style:name="ce61" style:family="table-cell" style:parent-style-name="Default">
      <style:table-cell-properties fo:background-color="#ffffff" style:text-align-source="fix" style:repeat-content="false" fo:wrap-option="wrap" style:vertical-align="top"/>
      <style:paragraph-properties fo:text-align="center"/>
    </style:style>
    <style:style style:name="ce62" style:family="table-cell" style:parent-style-name="Default" style:data-style-name="N118">
      <style:table-cell-properties fo:background-color="#ff8080" style:text-align-source="fix" style:repeat-content="false" fo:wrap-option="wrap"/>
      <style:paragraph-properties fo:text-align="center"/>
      <style:text-properties fo:color="#40004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data-style-name="N1">
      <style:table-cell-properties style:text-align-source="fix" style:repeat-content="false"/>
      <style:paragraph-properties fo:text-align="center"/>
    </style:style>
    <style:style style:name="ce64" style:family="table-cell" style:parent-style-name="Default" style:data-style-name="N117">
      <style:table-cell-properties fo:background-color="#ffffff" style:text-align-source="fix" style:repeat-content="false" fo:wrap-option="wrap" style:vertical-align="top"/>
      <style:paragraph-properties fo:text-align="center"/>
    </style:style>
    <style:style style:name="ce65" style:family="table-cell" style:parent-style-name="Default" style:data-style-name="N118">
      <style:table-cell-properties fo:background-color="#ff8080" style:text-align-source="fix" style:repeat-content="false" fo:wrap-option="wrap"/>
      <style:paragraph-properties fo:text-align="center"/>
      <style:text-properties fo:color="#40004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118">
      <style:table-cell-properties fo:background-color="#ff8080" style:text-align-source="fix" style:repeat-content="false" fo:wrap-option="wrap" style:vertical-align="top"/>
      <style:paragraph-properties fo:text-align="center"/>
      <style:text-properties fo:color="#000000" style:font-name="Arial" fo:font-weight="normal"/>
    </style:style>
    <style:style style:name="ce67" style:family="table-cell" style:parent-style-name="Default" style:data-style-name="N118">
      <style:table-cell-properties style:text-align-source="fix" style:repeat-content="false" fo:wrap-option="wrap" style:vertical-align="top"/>
      <style:paragraph-properties fo:text-align="center"/>
      <style:text-properties fo:color="#000000" style:font-name="Arial" fo:font-weight="normal"/>
    </style:style>
    <style:style style:name="ce68" style:family="table-cell" style:parent-style-name="Default">
      <style:table-cell-properties fo:background-color="#ffff00" style:text-align-source="fix" style:repeat-content="false" fo:wrap-option="wrap" style:vertical-align="top"/>
      <style:paragraph-properties fo:text-align="center"/>
    </style:style>
    <style:style style:name="ce69" style:family="table-cell" style:parent-style-name="Default">
      <style:table-cell-properties fo:background-color="#ffff00"/>
    </style:style>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en" fo:country="US"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Mangal" style:font-size-complex="10pt" style:language-complex="hi" style:country-complex="IN" style:font-style-complex="italic" style:font-weight-complex="bold" style:text-emphasize="none" style:font-relief="none" style:text-overline-style="none" style:text-overline-color="font-color"/>
    </style:style>
    <style:style style:name="T4" style:family="text">
      <style:text-properties fo:font-weight="normal" style:font-weight-asian="normal" style:font-weight-complex="normal"/>
    </style:style>
  </office:automatic-styles>
  <office:body>
    <office:spreadsheet>
      <table:table table:name="Sheet1" table:style-name="ta1" table:print="false">
        <office:forms form:automatic-focus="false" form:apply-design-mode="false"/>
        <table:table-column table:style-name="co2" table:default-cell-style-name="ce6"/>
        <table:table-column table:style-name="co3" table:default-cell-style-name="ce19"/>
        <table:table-column table:style-name="co4" table:default-cell-style-name="ce19"/>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42"/>
        <table:table-column table:style-name="co12" table:default-cell-style-name="ce6"/>
        <table:table-column table:style-name="co13" table:default-cell-style-name="ce6"/>
        <table:table-column table:style-name="co3"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0"/>
        <table:table-column table:style-name="co18" table:default-cell-style-name="ce42"/>
        <table:table-column table:style-name="co15" table:default-cell-style-name="ce42"/>
        <table:table-column table:style-name="co19" table:default-cell-style-name="ce42"/>
        <table:table-column table:style-name="co7" table:default-cell-style-name="ce57"/>
        <table:table-column table:style-name="co20" table:default-cell-style-name="ce42"/>
        <table:table-column table:style-name="co8" table:default-cell-style-name="ce42"/>
        <table:table-column table:style-name="co21" table:number-columns-repeated="12" table:default-cell-style-name="ce42"/>
        <table:table-column table:style-name="co22" table:default-cell-style-name="ce40"/>
        <table:table-column table:style-name="co23" table:default-cell-style-name="ce40"/>
        <table:table-column table:style-name="co4" table:default-cell-style-name="Default"/>
        <table:table-column table:style-name="co25" table:default-cell-style-name="Default"/>
        <table:table-column table:style-name="co24" table:number-columns-repeated="985" table:default-cell-style-name="Default"/>
        <table:table-row table:style-name="ro3">
          <table:table-cell table:style-name="ce1" office:value-type="string">
            <text:p>MIN. HOLE CLEARANCE</text:p>
          </table:table-cell>
          <table:table-cell table:style-name="ce9" office:value-type="float" office:value="0.01">
            <office:annotation draw:style-name="gr1" draw:text-style-name="P1" svg:width="4.3004in" svg:height="2.1008in" svg:x="2.0854in" svg:y="0in" draw:caption-point-x="-0.2402in" draw:caption-point-y="0.0039in">
              <dc:creator>DEP</dc:creator>
              <dc:date>2014-06-09T00:00:00</dc:date>
              <text:p text:style-name="P1"><text:span text:style-name="T1">The Hole Clearance determines the amount of space around the screw shaft and is added to the screw shaft diameter to determine the minimum size of the drill required. It also directly affects the Maximum Extent of the Lateral Movement of the Screw Head and, thus, the Final Pad Diameter. It is first added to the Screwhead Diameter to determine the Nominal Pad Diameter. The final Pad Diameter is determined by the drill size chosen (which usually changes the Actual Hole Clearance) and the Hole Plating Thickness in the case of the PTH.</text:span></text:p>
              <text:p text:style-name="P1"><text:span text:style-name="T1"><text:s text:c="2"/></text:span><text:span text:style-name="T1">Changing this value may result in some CHOSEN DRILL size changes. This, in turn, will require re-editing <text:s/>the footprints of the affected screws in the KiCAD module library, or, new entries be made to the library.</text:span></text:p>
            </office:annotation>
            <text:p>0.010</text:p>
          </table:table-cell>
          <table:table-cell table:style-name="Default" table:number-columns-repeated="2"/>
          <table:table-cell table:style-name="ce26" office:value-type="string">
            <office:annotation draw:style-name="gr2" draw:text-style-name="P1" svg:width="2.0717in" svg:height="0.3902in" svg:x="4.3697in" svg:y="0in" draw:caption-point-x="-0.2402in" draw:caption-point-y="0.0039in">
              <dc:creator>DEP</dc:creator>
              <dc:date>2014-05-06T00:00:00</dc:date>
              <text:p text:style-name="P1"><text:span text:style-name="T1">Green Fields are required Input Data for the Spread Sheet.</text:span></text:p>
            </office:annotation>
            <text:p>Comment</text:p>
          </table:table-cell>
          <table:table-cell table:style-name="ce24" table:number-columns-repeated="4"/>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PTH PLATING THICKNESS</text:p>
          </table:table-cell>
          <table:table-cell table:style-name="ce9" office:value-type="float" office:value="0.002">
            <office:annotation draw:style-name="gr2" draw:text-style-name="P1" svg:width="1.3724in" svg:height="0.3902in" svg:x="2.0854in" svg:y="0in" draw:caption-point-x="-0.2402in" draw:caption-point-y="0.3543in">
              <dc:creator>DEP</dc:creator>
              <dc:date>2014-05-08T00:00:00</dc:date>
              <text:p text:style-name="P1"><text:span text:style-name="T1">This may depend on the panel shop.</text:span></text:p>
            </office:annotation>
            <text:p>0.002</text:p>
          </table:table-cell>
          <table:table-cell table:style-name="ce20"/>
          <table:table-cell table:style-name="ce24"/>
          <table:table-cell table:style-name="ce27" office:value-type="string">
            <office:annotation draw:style-name="gr2" draw:text-style-name="P1" svg:width="1.7291in" svg:height="0.3902in" svg:x="4.3697in" svg:y="0in" draw:caption-point-x="-0.2402in" draw:caption-point-y="0.3543in">
              <dc:creator>DEP</dc:creator>
              <dc:date>2014-05-06T00:00:00</dc:date>
              <text:p text:style-name="P1"><text:span text:style-name="T1">Red Fields are Output Data Required by <text:s/>KiCAD.</text:span></text:p>
            </office:annotation>
            <text:p>Comment</text:p>
          </table:table-cell>
          <table:table-cell table:style-name="ce24" table:number-columns-repeated="4"/>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GRAPHIC LINE THICKNESS</text:p>
          </table:table-cell>
          <table:table-cell table:style-name="ce9" office:value-type="float" office:value="0.005">
            <office:annotation draw:style-name="gr3" draw:text-style-name="P1" svg:width="4.5657in" svg:height="0.7012in" svg:x="2.0854in" svg:y="0.1067in" draw:caption-point-x="-0.2402in" draw:caption-point-y="0.5984in">
              <dc:creator>DEP</dc:creator>
              <dc:date>2014-06-09T00:00:00</dc:date>
              <text:p text:style-name="P1"><text:span text:style-name="T1">This is required in order to calc the correct radius for the screw head graphic such that the inside edge of the graphic is the maximum extent of the screw head when placing components. (All Silk Screen graphics are stripped from exposed copper surfaces by the panel shop.)</text:span></text:p>
            </office:annotation>
            <text:p>0.005</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MIN. NET/PAD CLEARANCE</text:p>
          </table:table-cell>
          <table:table-cell table:style-name="ce9" office:value-type="float" office:value="0.01">
            <office:annotation draw:style-name="gr4" draw:text-style-name="P1" svg:width="4.2563in" svg:height="1.1677in" svg:x="2.0854in" svg:y="0.4575in" draw:caption-point-x="-0.2402in" draw:caption-point-y="0.5984in">
              <dc:creator>DEP</dc:creator>
              <dc:date>2014-06-09T00:00:00</dc:date>
              <text:p text:style-name="P1"><text:span text:style-name="T1">This value must match the global value set in KiCAD. <text:s/>It is used in the NPTH case to calculate the correct NET/PAD clearance boundary around the screw head. <text:s/>Otherwise, in the case for the NPTH, KiCAD uses its global value to set the NET/PAD clearance boundary from the edge of the Drill Radius, not the Screw Head Radius, and this would allow nets to be placed</text:span><text:span text:style-name="T2"> </text:span><text:span text:style-name="T3">under</text:span><text:span text:style-name="T1"> the screw head without the DRC detecting the Error.</text:span></text:p>
            </office:annotation>
            <text:p>0.010</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SCREW-TYPE SUPPORTED</text:p>
          </table:table-cell>
          <table:table-cell table:style-name="ce10" office:value-type="string">
            <text:p>PAN HEAD</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2" office:value-type="string">
            <text:p>SCREW-HOLE TYPES</text:p>
          </table:table-cell>
          <table:table-cell table:style-name="ce11" office:value-type="string">
            <office:annotation draw:style-name="gr5" draw:text-style-name="P1" svg:width="1.4941in" svg:height="0.2346in" svg:x="2.0854in" svg:y="1.1606in" draw:caption-point-x="-0.2402in" draw:caption-point-y="0.5969in">
              <dc:creator>DEP</dc:creator>
              <dc:date>2014-05-08T00:00:00</dc:date>
              <text:p text:style-name="P1"><text:span text:style-name="T1">Plated Through Hole.</text:span></text:p>
            </office:annotation>
            <text:p>PTH</text:p>
          </table:table-cell>
          <table:table-cell table:style-name="ce11" office:value-type="string">
            <office:annotation draw:style-name="gr5" draw:text-style-name="P1" svg:width="1.715in" svg:height="0.2346in" svg:x="2.7815in" svg:y="1.1606in" draw:caption-point-x="-0.2402in" draw:caption-point-y="0.5969in">
              <dc:creator>DEP</dc:creator>
              <dc:date>2014-05-08T00:00:00</dc:date>
              <text:p text:style-name="P1"><text:span text:style-name="T1">Non-Plated Through Hole.</text:span></text:p>
            </office:annotation>
            <text:p>NPTH</text:p>
          </table:table-cell>
          <table:table-cell table:style-name="ce25" office:value-type="string">
            <office:annotation draw:style-name="gr6" draw:text-style-name="P1" svg:width="4.4335in" svg:height="1.7898in" svg:x="3.5429in" svg:y="1.1606in" draw:caption-point-x="-0.2402in" draw:caption-point-y="0.5969in">
              <dc:creator>DEP</dc:creator>
              <dc:date>2015-06-22T00:00:00</dc:date>
              <text:p text:style-name="P1"><text:span text:style-name="T1"><text:s/></text:span><text:span text:style-name="T1">ScrewNET Footprints have the same dimensions as the ScrewPTH Footprints. <text:s/>The difference is that the ScrewNET Component</text:span><text:span text:style-name="T1"> has an Electrical <text:s/>Pin and Pin Number attached, and the matching ScrewNET Footprint PAD has a PAD number assigned to match the PIN number of the ScrewNET Component in the schematic. This forces KiCAD to wire the ScrewNET Footprint PAD to the network specified in the Schematic. <text:s/>The ScrewNET/ScrewNET Footprint pair can be thought of as a One Pin Connector where the Footprint/PAD is the Receptacle and the Screw is a Threaded PIN that only come together during board assembly completing the circuit. KiCAD takes care of all the housekeeping.</text:span></text:p>
            </office:annotation>
            <text:p>NET</text:p>
          </table:table-cell>
          <table:table-cell table:style-name="ce24" table:number-columns-repeated="5"/>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2">
          <table:table-cell table:style-name="ce3"/>
          <table:table-cell table:style-name="ce12"/>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4">
          <table:table-cell table:style-name="ce1" office:value-type="string">
            <text:p>DRILL #</text:p>
          </table:table-cell>
          <table:table-cell table:style-name="ce13" office:value-type="float" office:value="32">
            <office:annotation draw:style-name="gr6" draw:text-style-name="P1" svg:width="3.2724in" svg:height="1.7898in" svg:x="2.0854in" svg:y="1.6878in" draw:caption-point-x="-0.2402in" draw:caption-point-y="0.5984in">
              <dc:creator>DEP</dc:creator>
              <dc:date>2014-05-12T00:00:00</dc:date>
              <text:p text:style-name="P1"><text:span text:style-name="T1">Other drills can be added to this list. <text:s/>This is a short list of industry standard drills. <text:s/>Any <text:s/>panel shop should be able to support this list. <text:s/>(Ideally, this list would be maintained elsewhere and some sort of <text:s/>macro used to search the list for the correct drill that's &gt;= to the minimum desired. <text:s/>That exercise is left for the student. :) <text:s/>Furthermore, since the KiCAD files are text files, scripts could be written to <text:s/>fully automate the process of adding screws to the libraries. <text:s/>I'll wait til next week to do that once the funding comes in. <text:s/>;) )</text:span></text:p>
            </office:annotation>
            <text:p>32</text:p>
          </table:table-cell>
          <table:table-cell table:style-name="ce21" office:value-type="float" office:value="31">
            <text:p>31</text:p>
          </table:table-cell>
          <table:table-cell table:style-name="ce21" office:value-type="string">
            <text:p>1/8</text:p>
          </table:table-cell>
          <table:table-cell table:style-name="ce13" office:value-type="float" office:value="30">
            <text:p>30</text:p>
          </table:table-cell>
          <table:table-cell table:style-name="ce13"/>
          <table:table-cell table:style-name="ce30" office:value-type="float" office:value="29">
            <text:p>29</text:p>
          </table:table-cell>
          <table:table-cell table:style-name="ce33" office:value-type="float" office:value="28">
            <text:p>28</text:p>
          </table:table-cell>
          <table:table-cell table:style-name="ce13" office:value-type="float" office:value="27">
            <text:p>27</text:p>
          </table:table-cell>
          <table:table-cell table:style-name="ce21" office:value-type="float" office:value="26">
            <text:p>26</text:p>
          </table:table-cell>
          <table:table-cell table:style-name="ce13" office:value-type="float" office:value="25">
            <text:p>25</text:p>
          </table:table-cell>
          <table:table-cell table:style-name="ce13"/>
          <table:table-cell table:style-name="ce13" office:value-type="float" office:value="24">
            <text:p>24</text:p>
          </table:table-cell>
          <table:table-cell table:style-name="ce13" office:value-type="float" office:value="23">
            <text:p>23</text:p>
          </table:table-cell>
          <table:table-cell table:style-name="ce13" office:value-type="float" office:value="22">
            <text:p>22</text:p>
          </table:table-cell>
          <table:table-cell table:style-name="ce13" office:value-type="float" office:value="21">
            <text:p>21</text:p>
          </table:table-cell>
          <table:table-cell table:style-name="ce13" office:value-type="float" office:value="20">
            <text:p>20</text:p>
          </table:table-cell>
          <table:table-cell table:style-name="ce13" office:value-type="float" office:value="19">
            <text:p>19</text:p>
          </table:table-cell>
          <table:table-cell table:style-name="ce13" office:value-type="float" office:value="18">
            <text:p>18</text:p>
          </table:table-cell>
          <table:table-cell table:style-name="ce55" office:value-type="string">
            <text:p>11/64</text:p>
          </table:table-cell>
          <table:table-cell table:style-name="ce55"/>
          <table:table-cell table:style-name="ce21" office:value-type="float" office:value="17">
            <text:p>17</text:p>
          </table:table-cell>
          <table:table-cell table:style-name="ce13" office:value-type="float" office:value="16">
            <text:p>16</text:p>
          </table:table-cell>
          <table:table-cell table:style-name="ce13" office:value-type="float" office:value="15">
            <text:p>15</text:p>
          </table:table-cell>
          <table:table-cell table:style-name="ce13" office:value-type="float" office:value="14">
            <text:p>14</text:p>
          </table:table-cell>
          <table:table-cell table:style-name="ce13" office:value-type="float" office:value="13">
            <text:p>13</text:p>
          </table:table-cell>
          <table:table-cell table:style-name="ce13" office:value-type="string">
            <text:p>3/16</text:p>
          </table:table-cell>
          <table:table-cell table:style-name="ce13" office:value-type="float" office:value="12">
            <text:p>12</text:p>
          </table:table-cell>
          <table:table-cell table:style-name="ce13" office:value-type="float" office:value="11">
            <text:p>11</text:p>
          </table:table-cell>
          <table:table-cell table:style-name="ce13" office:value-type="float" office:value="10">
            <text:p>10</text:p>
          </table:table-cell>
          <table:table-cell table:style-name="ce13" office:value-type="float" office:value="9">
            <text:p>9</text:p>
          </table:table-cell>
          <table:table-cell table:style-name="ce21" office:value-type="float" office:value="8">
            <text:p>8</text:p>
          </table:table-cell>
          <table:table-cell table:style-name="ce13" office:value-type="float" office:value="7">
            <text:p>7</text:p>
          </table:table-cell>
          <table:table-cell table:style-name="ce13" office:value-type="string">
            <text:p>13/64</text:p>
          </table:table-cell>
          <table:table-cell table:style-name="ce33" office:value-type="float" office:value="6">
            <text:p>6</text:p>
          </table:table-cell>
          <table:table-cell table:style-name="ce33" office:value-type="float" office:value="5">
            <text:p>5</text:p>
          </table:table-cell>
          <table:table-cell table:style-name="ce33" office:value-type="float" office:value="4">
            <text:p>4</text:p>
          </table:table-cell>
          <table:table-cell table:style-name="ce33" office:value-type="float" office:value="3">
            <text:p>3</text:p>
          </table:table-cell>
          <table:table-cell table:style-name="ce33" office:value-type="string">
            <text:p>7/32</text:p>
          </table:table-cell>
          <table:table-cell table:style-name="ce39" table:number-columns-repeated="985"/>
        </table:table-row>
        <table:table-row table:style-name="ro4">
          <table:table-cell table:style-name="ce4" office:value-type="string">
            <text:p>DRILL INCHES</text:p>
          </table:table-cell>
          <table:table-cell table:style-name="ce14" office:value-type="float" office:value="0.116">
            <text:p>0.1160</text:p>
          </table:table-cell>
          <table:table-cell table:style-name="ce14" office:value-type="float" office:value="0.12">
            <text:p>0.1200</text:p>
          </table:table-cell>
          <table:table-cell table:style-name="ce14" office:value-type="float" office:value="0.125">
            <text:p>0.1250</text:p>
          </table:table-cell>
          <table:table-cell table:style-name="ce14" office:value-type="float" office:value="0.129">
            <text:p>0.1290</text:p>
          </table:table-cell>
          <table:table-cell table:style-name="ce14"/>
          <table:table-cell table:style-name="ce14" office:value-type="float" office:value="0.136">
            <text:p>0.1360</text:p>
          </table:table-cell>
          <table:table-cell table:style-name="ce34" office:value-type="float" office:value="0.1405">
            <text:p>0.1405</text:p>
          </table:table-cell>
          <table:table-cell table:style-name="ce14" office:value-type="float" office:value="0.144">
            <text:p>0.1440</text:p>
          </table:table-cell>
          <table:table-cell table:style-name="ce14" office:value-type="float" office:value="0.147">
            <text:p>0.1470</text:p>
          </table:table-cell>
          <table:table-cell table:style-name="ce14" office:value-type="float" office:value="0.15">
            <text:p>0.1500</text:p>
          </table:table-cell>
          <table:table-cell table:style-name="ce14"/>
          <table:table-cell table:style-name="ce34" office:value-type="float" office:value="0.152">
            <text:p>0.1520</text:p>
          </table:table-cell>
          <table:table-cell table:style-name="ce34" office:value-type="float" office:value="0.154">
            <text:p>0.1540</text:p>
          </table:table-cell>
          <table:table-cell table:style-name="ce34" office:value-type="float" office:value="0.157">
            <text:p>0.1570</text:p>
          </table:table-cell>
          <table:table-cell table:style-name="ce34" office:value-type="float" office:value="0.159">
            <text:p>0.1590</text:p>
          </table:table-cell>
          <table:table-cell table:style-name="ce34" office:value-type="float" office:value="0.161">
            <text:p>0.1610</text:p>
          </table:table-cell>
          <table:table-cell table:style-name="ce34" office:value-type="float" office:value="0.166">
            <text:p>0.1660</text:p>
          </table:table-cell>
          <table:table-cell table:style-name="ce14" office:value-type="float" office:value="0.17">
            <text:p>0.1700</text:p>
          </table:table-cell>
          <table:table-cell table:style-name="ce14" office:value-type="float" office:value="0.1719">
            <text:p>0.1719</text:p>
          </table:table-cell>
          <table:table-cell table:style-name="ce14"/>
          <table:table-cell table:style-name="ce14" office:value-type="float" office:value="0.173">
            <text:p>0.1730</text:p>
          </table:table-cell>
          <table:table-cell table:style-name="ce14" office:value-type="float" office:value="0.177">
            <text:p>0.1770</text:p>
          </table:table-cell>
          <table:table-cell table:style-name="ce62" office:value-type="float" office:value="0.18">
            <text:p>0.1800</text:p>
          </table:table-cell>
          <table:table-cell table:style-name="ce62" office:value-type="float" office:value="0.182">
            <text:p>0.1820</text:p>
          </table:table-cell>
          <table:table-cell table:style-name="ce62" office:value-type="float" office:value="0.0185">
            <text:p>0.0185</text:p>
          </table:table-cell>
          <table:table-cell table:style-name="ce62" office:value-type="float" office:value="0.1875">
            <text:p>0.1875</text:p>
          </table:table-cell>
          <table:table-cell table:style-name="ce62" office:value-type="float" office:value="0.189">
            <text:p>0.1890</text:p>
          </table:table-cell>
          <table:table-cell table:style-name="ce62" office:value-type="float" office:value="0.191">
            <text:p>0.1910</text:p>
          </table:table-cell>
          <table:table-cell table:style-name="ce62" office:value-type="float" office:value="0.1935">
            <text:p>0.1935</text:p>
          </table:table-cell>
          <table:table-cell table:style-name="ce14" office:value-type="float" office:value="0.196">
            <text:p>0.1960</text:p>
          </table:table-cell>
          <table:table-cell table:style-name="ce14" office:value-type="float" office:value="0.199">
            <text:p>0.1990</text:p>
          </table:table-cell>
          <table:table-cell table:style-name="ce14" office:value-type="float" office:value="0.201">
            <text:p>0.2010</text:p>
          </table:table-cell>
          <table:table-cell table:style-name="ce14" office:value-type="float" office:value="0.2031">
            <text:p>0.2031</text:p>
          </table:table-cell>
          <table:table-cell table:style-name="ce65" office:value-type="float" office:value="0.204">
            <text:p>0.2040</text:p>
          </table:table-cell>
          <table:table-cell table:style-name="ce65" office:value-type="float" office:value="0.2055">
            <text:p>0.2055</text:p>
          </table:table-cell>
          <table:table-cell table:style-name="ce65" office:value-type="float" office:value="0.209">
            <text:p>0.2090</text:p>
          </table:table-cell>
          <table:table-cell table:style-name="ce65" office:value-type="float" office:value="0.213">
            <text:p>0.2130</text:p>
          </table:table-cell>
          <table:table-cell table:style-name="ce66" office:value-type="float" office:value="0.2188">
            <text:p>0.2188</text:p>
          </table:table-cell>
          <table:table-cell table:style-name="ce67" table:number-columns-repeated="985"/>
        </table:table-row>
        <table:table-row table:style-name="ro2">
          <table:table-cell table:style-name="ce5"/>
          <table:table-cell table:style-name="ce12" table:number-columns-repeated="2"/>
          <table:table-cell table:style-name="ce24" table:number-columns-repeated="5"/>
          <table:table-cell/>
          <table:table-cell table:style-name="ce40"/>
          <table:table-cell table:style-name="ce19" table:number-columns-repeated="2"/>
          <table:table-cell table:style-name="ce40" table:number-columns-repeated="4"/>
          <table:table-cell/>
          <table:table-cell table:style-name="ce40" table:number-columns-repeated="3"/>
          <table:table-cell/>
          <table:table-cell table:style-name="ce40" table:number-columns-repeated="14"/>
          <table:table-cell table:number-columns-repeated="2"/>
          <table:table-cell table:style-name="ce40" table:number-columns-repeated="2"/>
          <table:table-cell table:style-name="ce39" table:number-columns-repeated="985"/>
        </table:table-row>
        <table:table-row table:style-name="ro5">
          <table:table-cell table:style-name="ce5"/>
          <table:table-cell table:style-name="ce12" table:number-columns-repeated="2"/>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6">
          <table:table-cell table:style-name="ce1" office:value-type="string">
            <text:p>Screw Size</text:p>
          </table:table-cell>
          <table:table-cell table:style-name="ce15" office:value-type="string">
            <office:annotation draw:style-name="gr7" draw:text-style-name="P1" svg:width="3.8587in" svg:height="0.5457in" svg:x="2.0854in" svg:y="2.4528in" draw:caption-point-x="-0.2402in" draw:caption-point-y="0.5984in">
              <dc:creator>DEP</dc:creator>
              <dc:date>2014-06-09T00:00:00</dc:date>
              <text:p text:style-name="P1"><text:span text:style-name="T1">The values chosen here are for Pan Head screws. Additional entries could be made for other Head Diameters. This would require an additional footprint be added to the library.</text:span></text:p>
            </office:annotation>
            <text:p>SCREW HEAD Diameter</text:p>
          </table:table-cell>
          <table:table-cell table:style-name="ce22" office:value-type="string">
            <text:p>SCREW SHAFT Diameter</text:p>
          </table:table-cell>
          <table:table-cell table:style-name="ce22" office:value-type="string">
            <text:p>NOMINAL PAD Diameter</text:p>
          </table:table-cell>
          <table:table-cell table:style-name="ce22" office:value-type="string">
            <office:annotation draw:style-name="gr8" draw:text-style-name="P1" svg:width="3.6402in" svg:height="0.8567in" svg:x="4.3697in" svg:y="2.4531in" draw:caption-point-x="-0.2402in" draw:caption-point-y="0.598in">
              <dc:creator>DEP</dc:creator>
              <dc:date>2014-05-09T00:00:00</dc:date>
              <text:p text:style-name="P1"><text:span text:style-name="T1">The inside edge of the graphic is the max extent of the screw head (plus 0.001 inch). This was done this way in order to keep the graphic outside of the bare Copper PAD/Solder Mask to keep it from being stripped by the panel shop.</text:span></text:p>
            </office:annotation>
            <text:p>NOMINAL SILK SCR Radius</text:p>
          </table:table-cell>
          <table:table-cell table:style-name="ce28"/>
          <table:table-cell table:style-name="ce22" office:value-type="string">
            <office:annotation draw:style-name="gr2" draw:text-style-name="P1" svg:width="2.2295in" svg:height="0.3902in" svg:x="5.3161in" svg:y="2.4547in" draw:caption-point-x="-0.2402in" draw:caption-point-y="0.5965in">
              <dc:creator>DEP</dc:creator>
              <dc:date>2014-05-08T00:00:00</dc:date>
              <text:p text:style-name="P1"><text:span text:style-name="T1">This is calculated based on the Minimum desired Hole Clearance. </text:span></text:p>
            </office:annotation>
            <text:p>MINIMUM DRILL DIA: <text:span text:style-name="T4">PTH</text:span></text:p>
          </table:table-cell>
          <table:table-cell table:style-name="ce1" office:value-type="string">
            <office:annotation draw:style-name="gr9" draw:text-style-name="P1" svg:width="3.1929in" svg:height="1.0122in" svg:x="6.1319in" svg:y="2.4528in" draw:caption-point-x="-0.2402in" draw:caption-point-y="0.5984in">
              <dc:creator>DEP</dc:creator>
              <dc:date>2014-06-09T00:00:00</dc:date>
              <text:p text:style-name="P1"><text:span text:style-name="T1">Drills must be chosen such that they are greater than or equal to the Minimum Value to provide the Min Hole Clearance desired. Choosing a different Drill Size for a particular Screw Size requires that the newly Calculated Values be edited into the KiCAD Screwholes library for that Screw Size.</text:span></text:p>
            </office:annotation>
            <text:p>CHOSEN DRILL PTH</text:p>
          </table:table-cell>
          <table:table-cell table:style-name="ce1" office:value-type="string">
            <office:annotation draw:style-name="gr3" draw:text-style-name="P1" svg:width="3.1185in" svg:height="0.7012in" svg:x="7.1004in" svg:y="2.4528in" draw:caption-point-x="-0.2402in" draw:caption-point-y="0.5984in">
              <dc:creator>DEP</dc:creator>
              <dc:date>2014-06-09T00:00:00</dc:date>
              <text:p text:style-name="P1"><text:span text:style-name="T1">This value is determined by the chosen drill diameter minus the screw shaft diameter, and is further reduced by twice the maximum plating thickness.</text:span></text:p>
            </office:annotation>
            <text:p>ACTUAL HOLE CLEARANCE PTH</text:p>
          </table:table-cell>
          <table:table-cell table:style-name="ce22" office:value-type="string">
            <office:annotation draw:style-name="gr2" draw:text-style-name="P1" svg:width="2.5244in" svg:height="0.3902in" svg:x="8.0358in" svg:y="2.4539in" draw:caption-point-x="-0.2402in" draw:caption-point-y="0.5972in">
              <dc:creator>DEP</dc:creator>
              <dc:date>2014-05-07T00:00:00</dc:date>
              <text:p text:style-name="P1"><text:span text:style-name="T1">The pad diameter is determined by the actual hole clearance.</text:span></text:p>
            </office:annotation>
            <text:p>ACTUAL PAD DIAMETER PTH</text:p>
          </table:table-cell>
          <table:table-cell table:style-name="ce22" office:value-type="string">
            <text:p>ACTUAL SILK SCR Radius</text:p>
          </table:table-cell>
          <table:table-cell table:style-name="ce28"/>
          <table:table-cell table:style-name="ce22" office:value-type="string">
            <text:p>MINIMUM DRILL DIA: <text:span text:style-name="T4">NPTH</text:span></text:p>
          </table:table-cell>
          <table:table-cell table:style-name="ce1" office:value-type="string">
            <text:p>CHOSEN DRILL NPTH</text:p>
          </table:table-cell>
          <table:table-cell table:style-name="ce1" office:value-type="string">
            <office:annotation draw:style-name="gr7" draw:text-style-name="P1" svg:width="2.7681in" svg:height="0.5457in" svg:x="11.5386in" svg:y="2.4543in" draw:caption-point-x="-0.2402in" draw:caption-point-y="0.5969in">
              <dc:creator>DEP</dc:creator>
              <dc:date>2014-06-09T00:00:00</dc:date>
              <text:p text:style-name="P1"><text:span text:style-name="T1">This value is determined by the chosen drill diameter minus the screw shaft diameter.</text:span></text:p>
            </office:annotation>
            <text:p>ACTUAL HOLE CLEARANCE NPTH</text:p>
          </table:table-cell>
          <table:table-cell table:style-name="ce22" office:value-type="string">
            <office:annotation draw:style-name="gr7" draw:text-style-name="P1" svg:width="2.5717in" svg:height="0.5457in" svg:x="12.398in" svg:y="2.4528in" draw:caption-point-x="-0.2402in" draw:caption-point-y="0.5984in">
              <dc:creator>DEP</dc:creator>
              <dc:date>2014-05-26T00:00:00</dc:date>
              <text:p text:style-name="P1"><text:span text:style-name="T1">This value is included for ease of visualization and calculations. <text:s/>Not used directly in KiCAD in the NPTH case.</text:span></text:p>
            </office:annotation>
            <text:p>PSEUDO PAD DIAMETER NPTH</text:p>
          </table:table-cell>
          <table:table-cell table:style-name="ce22" office:value-type="string">
            <office:annotation draw:style-name="gr2" draw:text-style-name="P1" svg:width="1.5256in" svg:height="0.3902in" svg:x="13.3445in" svg:y="2.4528in" draw:caption-point-x="-0.2402in" draw:caption-point-y="0.5984in">
              <dc:creator>DEP</dc:creator>
              <dc:date>2014-05-26T00:00:00</dc:date>
              <text:p text:style-name="P1"><text:span text:style-name="T1">The KiCAD Graphic requires a radius value.</text:span></text:p>
            </office:annotation>
            <text:p>PSEUDO PAD RADIUS NPTH</text:p>
          </table:table-cell>
          <table:table-cell table:style-name="ce22" office:value-type="string">
            <office:annotation draw:style-name="gr7" draw:text-style-name="P1" svg:width="2.5445in" svg:height="0.5457in" svg:x="14.2583in" svg:y="2.4531in" draw:caption-point-x="-0.2402in" draw:caption-point-y="0.598in">
              <dc:creator>DEP</dc:creator>
              <dc:date>2014-05-21T00:00:00</dc:date>
              <text:p text:style-name="P1"><text:span text:style-name="T1">For a Non-Plated Thru Hole, KiCAD requires that the Pad Size be set Equal to the Drill Size - by Definition.</text:span></text:p>
            </office:annotation>
            <text:p>(FORCED) PAD DIA FOR KiCAD NPTH</text:p>
          </table:table-cell>
          <table:table-cell table:style-name="ce22" office:value-type="string">
            <text:p>ACTUAL SILK SCREEN Radius</text:p>
          </table:table-cell>
          <table:table-cell table:style-name="ce22" office:value-type="string">
            <office:annotation draw:style-name="gr7" draw:text-style-name="P1" svg:width="2.6185in" svg:height="0.5457in" svg:x="14.5937in" svg:y="2.4528in" draw:caption-point-x="1.3071in" draw:caption-point-y="0.5984in">
              <dc:creator>DEP</dc:creator>
              <dc:date>2014-06-09T00:00:00</dc:date>
              <text:p text:style-name="P1"><text:span text:style-name="T1">KiCAD adds this value to the Drill Radius to set the Net/Pad Clearance boundary radius.</text:span></text:p>
            </office:annotation>
            <text:p>NET/PAD CLEARENCE <text:s/>RADIUS NPTH</text:p>
          </table:table-cell>
          <table:table-cell table:style-name="ce28"/>
          <table:table-cell table:style-name="ce59"/>
          <table:table-cell table:style-name="ce61" table:number-columns-repeated="4"/>
          <table:table-cell table:style-name="ce64"/>
          <table:table-cell table:style-name="ce61" table:number-columns-repeated="280"/>
          <table:table-cell table:style-name="ce68" table:number-columns-repeated="713"/>
          <table:table-cell table:style-name="ce69" table:number-columns-repeated="4"/>
        </table:table-row>
        <table:table-row table:style-name="ro7">
          <table:table-cell/>
          <table:table-cell table:style-name="Default"/>
          <table:table-cell table:style-name="ce23"/>
          <table:table-cell table:number-columns-repeated="2"/>
          <table:table-cell table:style-name="ce29"/>
          <table:table-cell table:style-name="ce31"/>
          <table:table-cell table:style-name="ce35"/>
          <table:table-cell table:style-name="ce38"/>
          <table:table-cell table:style-name="ce35" table:number-columns-repeated="2"/>
          <table:table-cell table:style-name="ce43"/>
          <table:table-cell table:style-name="ce44"/>
          <table:table-cell table:style-name="ce45"/>
          <table:table-cell table:style-name="ce49" table:number-columns-repeated="2"/>
          <table:table-cell table:style-name="ce51" table:number-columns-repeated="2"/>
          <table:table-cell table:style-name="ce53" table:number-columns-repeated="2"/>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4">
          <table:table-cell table:style-name="ce7" office:value-type="string">
            <text:p>IMPERIAL#</text:p>
          </table:table-cell>
          <table:table-cell table:style-name="ce16" office:value-type="string">
            <text:p>INCHES</text:p>
          </table:table-cell>
          <table:table-cell table:style-name="ce23"/>
          <table:table-cell table:number-columns-repeated="2"/>
          <table:table-cell table:style-name="ce29"/>
          <table:table-cell table:style-name="ce31"/>
          <table:table-cell table:style-name="ce35"/>
          <table:table-cell table:style-name="ce38"/>
          <table:table-cell table:style-name="ce35" table:number-columns-repeated="2"/>
          <table:table-cell table:style-name="ce43"/>
          <table:table-cell table:style-name="ce44"/>
          <table:table-cell table:style-name="ce45"/>
          <table:table-cell table:style-name="ce44" table:number-columns-repeated="2"/>
          <table:table-cell table:style-name="ce51" table:number-columns-repeated="2"/>
          <table:table-cell table:style-name="ce53" table:number-columns-repeated="2"/>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office:value-type="float" office:value="4">
            <office:annotation draw:style-name="gr3" draw:text-style-name="P1" svg:width="4.6866in" svg:height="0.7012in" svg:x="1.3346in" svg:y="3.5051in" draw:caption-point-x="-0.2402in" draw:caption-point-y="0.5984in">
              <dc:creator>DEP</dc:creator>
              <dc:date>2014-05-08T00:00:00</dc:date>
              <text:p text:style-name="P1"><text:span text:style-name="T1">Other Screw Sizes and/or Head Diameters can be added to this list/library. One only needs to know the Diameters of the Head and Shaft. <text:s/>(When expanding the library, it is suggested that these existing designators not be changed, but additional ones be added such as: 4a, 4b, 6a, etc.)</text:span></text:p>
            </office:annotation>
            <text:p>4</text:p>
          </table:table-cell>
          <table:table-cell table:style-name="ce17" office:value-type="float" office:value="0.219">
            <text:p>0.2190</text:p>
          </table:table-cell>
          <table:table-cell table:style-name="ce17" office:value-type="float" office:value="0.112">
            <text:p>0.1120</text:p>
          </table:table-cell>
          <table:table-cell table:formula="of:=[.B15]+[.$B$1]" office:value-type="float" office:value="0.229">
            <text:p>0.2290</text:p>
          </table:table-cell>
          <table:table-cell table:formula="of:=SUM(([.D15]/2)+[.$B$3]/2+0.001)" office:value-type="float" office:value="0.118">
            <text:p>0.1180</text:p>
          </table:table-cell>
          <table:table-cell table:style-name="ce29"/>
          <table:table-cell table:style-name="ce32" table:formula="of:=SUM([.C15]+[.$B$1]+2*[.$B$2])" office:value-type="float" office:value="0.126">
            <text:p>0.1260</text:p>
          </table:table-cell>
          <table:table-cell table:style-name="ce36" table:formula="of:=[.$E$9]" office:value-type="float" office:value="0.129">
            <text:p>0.1290</text:p>
          </table:table-cell>
          <table:table-cell table:style-name="ce32" table:formula="of:=SUM([.H15]-[.C15]-2*[.$B$2])" office:value-type="float" office:value="0.013">
            <text:p>0.0130</text:p>
          </table:table-cell>
          <table:table-cell table:style-name="ce41" table:formula="of:=[.B15]+[.I15]" office:value-type="float" office:value="0.232">
            <text:p>0.2320</text:p>
          </table:table-cell>
          <table:table-cell table:style-name="ce41" table:formula="of:=SUM([.B15]+[.I15]+[.$B$3])/2+0.001" office:value-type="float" office:value="0.1195">
            <text:p>0.1195</text:p>
          </table:table-cell>
          <table:table-cell table:style-name="ce29"/>
          <table:table-cell table:style-name="ce44" table:formula="of:=[.C15]+[.$B$1]" office:value-type="float" office:value="0.122">
            <text:p>0.1220</text:p>
          </table:table-cell>
          <table:table-cell table:style-name="ce46" table:formula="of:=[.$D$9]" office:value-type="float" office:value="0.125">
            <text:p>0.125</text:p>
          </table:table-cell>
          <table:table-cell table:style-name="ce44" table:formula="of:=[.N15]-[.C15]" office:value-type="float" office:value="0.013">
            <text:p>0.0130</text:p>
          </table:table-cell>
          <table:table-cell table:style-name="ce44" table:formula="of:=[.B15]+[.O15]" office:value-type="float" office:value="0.232">
            <text:p>0.2320</text:p>
          </table:table-cell>
          <table:table-cell table:style-name="ce41" table:formula="of:=[.P15]/2" office:value-type="float" office:value="0.116">
            <text:p>0.1160</text:p>
          </table:table-cell>
          <table:table-cell table:style-name="ce52" table:formula="of:=[.N15]" office:value-type="float" office:value="0.125">
            <text:p>0.125</text:p>
          </table:table-cell>
          <table:table-cell table:style-name="ce41" table:formula="of:=SUM([.P15]/2+[.$B$3]/2)+0.001" office:value-type="float" office:value="0.1195">
            <text:p>0.1195</text:p>
          </table:table-cell>
          <table:table-cell table:style-name="ce41" table:formula="of:=SUM([.P15]/2-[.N15]/2+[.$B$4])" office:value-type="float" office:value="0.0635">
            <text:p>0.0635</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6">
            <text:p>6</text:p>
          </table:table-cell>
          <table:table-cell table:style-name="ce17" office:value-type="float" office:value="0.27">
            <text:p>0.2700</text:p>
          </table:table-cell>
          <table:table-cell table:style-name="ce17" office:value-type="float" office:value="0.138">
            <text:p>0.1380</text:p>
          </table:table-cell>
          <table:table-cell table:formula="of:=[.B16]+[.$B$1]" office:value-type="float" office:value="0.28">
            <text:p>0.2800</text:p>
          </table:table-cell>
          <table:table-cell table:formula="of:=SUM(([.D16]/2)+[.$B$3]/2+0.001)" office:value-type="float" office:value="0.1435">
            <text:p>0.1435</text:p>
          </table:table-cell>
          <table:table-cell table:style-name="ce29"/>
          <table:table-cell table:style-name="ce32" table:formula="of:=SUM([.C16]+[.$B$1]+2*[.$B$2])" office:value-type="float" office:value="0.152">
            <text:p>0.1520</text:p>
          </table:table-cell>
          <table:table-cell table:style-name="ce36" table:formula="of:=[.$M$9]" office:value-type="float" office:value="0.152">
            <text:p>0.1520</text:p>
          </table:table-cell>
          <table:table-cell table:style-name="ce32" table:formula="of:=SUM([.H16]-[.C16]-2*[.$B$2])" office:value-type="float" office:value="0.00999999999999998">
            <text:p>0.0100</text:p>
          </table:table-cell>
          <table:table-cell table:style-name="ce41" table:formula="of:=[.B16]+[.I16]" office:value-type="float" office:value="0.28">
            <text:p>0.2800</text:p>
          </table:table-cell>
          <table:table-cell table:style-name="ce41" table:formula="of:=SUM([.B16]+[.I16]+[.$B$3])/2+0.001" office:value-type="float" office:value="0.1435">
            <text:p>0.1435</text:p>
          </table:table-cell>
          <table:table-cell table:style-name="ce29"/>
          <table:table-cell table:style-name="ce44" table:formula="of:=[.C16]+[.$B$1]" office:value-type="float" office:value="0.148">
            <text:p>0.1480</text:p>
          </table:table-cell>
          <table:table-cell table:style-name="ce47" table:formula="of:=[.$K$9]" office:value-type="float" office:value="0.15">
            <text:p>0.150</text:p>
          </table:table-cell>
          <table:table-cell table:style-name="ce44" table:formula="of:=[.N16]-[.C16]" office:value-type="float" office:value="0.012">
            <text:p>0.0120</text:p>
          </table:table-cell>
          <table:table-cell table:style-name="ce44" table:formula="of:=[.B16]+[.O16]" office:value-type="float" office:value="0.282">
            <text:p>0.2820</text:p>
          </table:table-cell>
          <table:table-cell table:style-name="ce41" table:formula="of:=[.P16]/2" office:value-type="float" office:value="0.141">
            <text:p>0.1410</text:p>
          </table:table-cell>
          <table:table-cell table:style-name="ce52" table:formula="of:=[.N16]" office:value-type="float" office:value="0.15">
            <text:p>0.150</text:p>
          </table:table-cell>
          <table:table-cell table:style-name="ce41" table:formula="of:=SUM([.P16]/2+[.$B$3]/2)+0.001" office:value-type="float" office:value="0.1445">
            <text:p>0.1445</text:p>
          </table:table-cell>
          <table:table-cell table:style-name="ce41" table:formula="of:=SUM([.P16]/2-[.N16]/2+[.$B$4])" office:value-type="float" office:value="0.076">
            <text:p>0.076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8">
            <text:p>8</text:p>
          </table:table-cell>
          <table:table-cell table:style-name="ce17" office:value-type="float" office:value="0.322">
            <text:p>0.3220</text:p>
          </table:table-cell>
          <table:table-cell table:style-name="ce17" office:value-type="float" office:value="0.164">
            <text:p>0.1640</text:p>
          </table:table-cell>
          <table:table-cell table:formula="of:=[.B17]+[.$B$1]" office:value-type="float" office:value="0.332">
            <text:p>0.3320</text:p>
          </table:table-cell>
          <table:table-cell table:formula="of:=SUM(([.D17]/2)+[.$B$3]/2+0.001)" office:value-type="float" office:value="0.1695">
            <text:p>0.1695</text:p>
          </table:table-cell>
          <table:table-cell table:style-name="ce29"/>
          <table:table-cell table:style-name="ce32" table:formula="of:=SUM([.C17]+[.$B$1]+2*[.$B$2])" office:value-type="float" office:value="0.178">
            <text:p>0.1780</text:p>
          </table:table-cell>
          <table:table-cell table:style-name="ce37" table:formula="of:=[.$X$9]" office:value-type="float" office:value="0.18">
            <text:p>0.1800</text:p>
          </table:table-cell>
          <table:table-cell table:style-name="ce32" table:formula="of:=SUM([.H17]-[.C17]-2*[.$B$2])" office:value-type="float" office:value="0.012">
            <text:p>0.0120</text:p>
          </table:table-cell>
          <table:table-cell table:style-name="ce41" table:formula="of:=[.B17]+[.I17]" office:value-type="float" office:value="0.334">
            <text:p>0.3340</text:p>
          </table:table-cell>
          <table:table-cell table:style-name="ce41" table:formula="of:=SUM([.B17]+[.I17]+[.$B$3])/2+0.001" office:value-type="float" office:value="0.1705">
            <text:p>0.1705</text:p>
          </table:table-cell>
          <table:table-cell table:style-name="ce29"/>
          <table:table-cell table:style-name="ce44" table:formula="of:=[.C17]+[.$B$1]" office:value-type="float" office:value="0.174">
            <text:p>0.1740</text:p>
          </table:table-cell>
          <table:table-cell table:style-name="ce46" table:formula="of:=[.$W$9]" office:value-type="float" office:value="0.177">
            <text:p>0.177</text:p>
          </table:table-cell>
          <table:table-cell table:style-name="ce44" table:formula="of:=[.N17]-[.C17]" office:value-type="float" office:value="0.013">
            <text:p>0.0130</text:p>
          </table:table-cell>
          <table:table-cell table:style-name="ce44" table:formula="of:=[.B17]+[.O17]" office:value-type="float" office:value="0.335">
            <text:p>0.3350</text:p>
          </table:table-cell>
          <table:table-cell table:style-name="ce41" table:formula="of:=[.P17]/2" office:value-type="float" office:value="0.1675">
            <text:p>0.1675</text:p>
          </table:table-cell>
          <table:table-cell table:style-name="ce52" table:formula="of:=[.N17]" office:value-type="float" office:value="0.177">
            <text:p>0.177</text:p>
          </table:table-cell>
          <table:table-cell table:style-name="ce41" table:formula="of:=SUM([.P17]/2+[.$B$3]/2)+0.001" office:value-type="float" office:value="0.171">
            <text:p>0.1710</text:p>
          </table:table-cell>
          <table:table-cell table:style-name="ce41" table:formula="of:=SUM([.P17]/2-[.N17]/2+[.$B$4])" office:value-type="float" office:value="0.089">
            <text:p>0.089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10">
            <text:p>10</text:p>
          </table:table-cell>
          <table:table-cell table:style-name="ce17" office:value-type="float" office:value="0.372">
            <text:p>0.3720</text:p>
          </table:table-cell>
          <table:table-cell table:style-name="ce17" office:value-type="float" office:value="0.19">
            <text:p>0.1900</text:p>
          </table:table-cell>
          <table:table-cell table:formula="of:=[.B18]+[.$B$1]" office:value-type="float" office:value="0.382">
            <text:p>0.3820</text:p>
          </table:table-cell>
          <table:table-cell table:formula="of:=SUM(([.D18]/2)+[.$B$3]/2+0.001)" office:value-type="float" office:value="0.1945">
            <text:p>0.1945</text:p>
          </table:table-cell>
          <table:table-cell table:style-name="ce29"/>
          <table:table-cell table:style-name="ce32" table:formula="of:=SUM([.C18]+[.$B$1]+2*[.$B$2])" office:value-type="float" office:value="0.204">
            <text:p>0.2040</text:p>
          </table:table-cell>
          <table:table-cell table:style-name="ce37" table:formula="of:=[.$AI$9]" office:value-type="float" office:value="0.204">
            <text:p>0.2040</text:p>
          </table:table-cell>
          <table:table-cell table:style-name="ce32" table:formula="of:=SUM([.H18]-[.C18]-2*[.$B$2])" office:value-type="float" office:value="0.01">
            <text:p>0.0100</text:p>
          </table:table-cell>
          <table:table-cell table:style-name="ce41" table:formula="of:=[.B18]+[.I18]" office:value-type="float" office:value="0.382">
            <text:p>0.3820</text:p>
          </table:table-cell>
          <table:table-cell table:style-name="ce41" table:formula="of:=SUM([.B18]+[.I18]+[.$B$3])/2+0.001" office:value-type="float" office:value="0.1945">
            <text:p>0.1945</text:p>
          </table:table-cell>
          <table:table-cell table:style-name="ce29"/>
          <table:table-cell table:style-name="ce44" table:formula="of:=[.C18]+[.$B$1]" office:value-type="float" office:value="0.2">
            <text:p>0.2000</text:p>
          </table:table-cell>
          <table:table-cell table:style-name="ce46" table:formula="of:=[.$AG$9]" office:value-type="float" office:value="0.201">
            <text:p>0.201</text:p>
          </table:table-cell>
          <table:table-cell table:style-name="ce44" table:formula="of:=[.N18]-[.C18]" office:value-type="float" office:value="0.011">
            <text:p>0.0110</text:p>
          </table:table-cell>
          <table:table-cell table:style-name="ce44" table:formula="of:=[.B18]+[.O18]" office:value-type="float" office:value="0.383">
            <text:p>0.3830</text:p>
          </table:table-cell>
          <table:table-cell table:style-name="ce41" table:formula="of:=[.P18]/2" office:value-type="float" office:value="0.1915">
            <text:p>0.1915</text:p>
          </table:table-cell>
          <table:table-cell table:style-name="ce52" table:formula="of:=[.N18]" office:value-type="float" office:value="0.201">
            <text:p>0.201</text:p>
          </table:table-cell>
          <table:table-cell table:style-name="ce41" table:formula="of:=SUM([.P18]/2+[.$B$3]/2)+0.001" office:value-type="float" office:value="0.195">
            <text:p>0.1950</text:p>
          </table:table-cell>
          <table:table-cell table:style-name="ce41" table:formula="of:=SUM([.P18]/2-[.N18]/2+[.$B$4])" office:value-type="float" office:value="0.101">
            <text:p>0.101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table:table-cell table:style-name="ce18" table:number-columns-repeated="2"/>
          <table:table-cell table:number-columns-repeated="2"/>
          <table:table-cell table:style-name="ce29"/>
          <table:table-cell table:style-name="ce31" table:number-columns-repeated="3"/>
          <table:table-cell table:style-name="ce35" table:number-columns-repeated="2"/>
          <table:table-cell table:style-name="ce43"/>
          <table:table-cell table:style-name="ce44"/>
          <table:table-cell table:style-name="ce48"/>
          <table:table-cell table:style-name="ce44" table:number-columns-repeated="3"/>
          <table:table-cell table:style-name="ce48"/>
          <table:table-cell table:style-name="ce54"/>
          <table:table-cell table:style-name="ce48"/>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table:style-name="ce8" office:value-type="string">
            <text:p>METRIC</text:p>
          </table:table-cell>
          <table:table-cell table:style-name="ce18" table:number-columns-repeated="2"/>
          <table:table-cell table:number-columns-repeated="2"/>
          <table:table-cell table:style-name="ce29"/>
          <table:table-cell table:style-name="ce31" table:number-columns-repeated="3"/>
          <table:table-cell table:style-name="ce35" table:number-columns-repeated="2"/>
          <table:table-cell table:style-name="ce43"/>
          <table:table-cell table:style-name="ce44"/>
          <table:table-cell table:style-name="ce48"/>
          <table:table-cell table:style-name="ce44" table:number-columns-repeated="3"/>
          <table:table-cell table:style-name="ce48"/>
          <table:table-cell table:style-name="ce54"/>
          <table:table-cell table:style-name="ce48"/>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office:value-type="float" office:value="3">
            <text:p>3</text:p>
          </table:table-cell>
          <table:table-cell table:style-name="ce17" office:value-type="float" office:value="0.222">
            <text:p>0.2220</text:p>
          </table:table-cell>
          <table:table-cell table:style-name="ce17" table:formula="of:=SUM((1/25.4)*[.A21])" office:value-type="float" office:value="0.118110236220472">
            <text:p>0.1181</text:p>
          </table:table-cell>
          <table:table-cell table:formula="of:=[.B21]+[.$B$1]" office:value-type="float" office:value="0.232">
            <text:p>0.2320</text:p>
          </table:table-cell>
          <table:table-cell table:formula="of:=SUM(([.D21]/2)+[.$B$3]/2+0.001)" office:value-type="float" office:value="0.1195">
            <text:p>0.1195</text:p>
          </table:table-cell>
          <table:table-cell table:style-name="ce29"/>
          <table:table-cell table:style-name="ce32" table:formula="of:=SUM([.C21]+[.$B$1]+2*[.$B$2])" office:value-type="float" office:value="0.132110236220472">
            <text:p>0.1321</text:p>
          </table:table-cell>
          <table:table-cell table:style-name="ce37" table:formula="of:=[.$G$9]" office:value-type="float" office:value="0.136">
            <text:p>0.1360</text:p>
          </table:table-cell>
          <table:table-cell table:style-name="ce32" table:formula="of:=SUM([.H21]-[.C21]-2*[.$B$2])" office:value-type="float" office:value="0.0138897637795276">
            <text:p>0.0139</text:p>
          </table:table-cell>
          <table:table-cell table:style-name="ce41" table:formula="of:=[.B21]+[.I21]" office:value-type="float" office:value="0.235889763779528">
            <text:p>0.2359</text:p>
          </table:table-cell>
          <table:table-cell table:style-name="ce41" table:formula="of:=SUM([.B21]+[.I21]+[.$B$3])/2+0.001" office:value-type="float" office:value="0.121444881889764">
            <text:p>0.1214</text:p>
          </table:table-cell>
          <table:table-cell table:style-name="ce29"/>
          <table:table-cell table:style-name="ce44" table:formula="of:=[.C21]+[.$B$1]" office:value-type="float" office:value="0.128110236220472">
            <text:p>0.1281</text:p>
          </table:table-cell>
          <table:table-cell table:style-name="ce46" table:formula="of:=[.$E$9]" office:value-type="float" office:value="0.129">
            <text:p>0.129</text:p>
          </table:table-cell>
          <table:table-cell table:style-name="ce44" table:formula="of:=[.N21]-[.C21]" office:value-type="float" office:value="0.0108897637795276">
            <text:p>0.0109</text:p>
          </table:table-cell>
          <table:table-cell table:style-name="ce44" table:formula="of:=[.B21]+[.O21]" office:value-type="float" office:value="0.232889763779528">
            <text:p>0.2329</text:p>
          </table:table-cell>
          <table:table-cell table:style-name="ce41" table:formula="of:=[.P21]/2" office:value-type="float" office:value="0.116444881889764">
            <text:p>0.1164</text:p>
          </table:table-cell>
          <table:table-cell table:style-name="ce52" table:formula="of:=[.N21]" office:value-type="float" office:value="0.129">
            <text:p>0.129</text:p>
          </table:table-cell>
          <table:table-cell table:style-name="ce41" table:formula="of:=SUM([.P21]/2+[.$B$3]/2)+0.001" office:value-type="float" office:value="0.119944881889764">
            <text:p>0.1199</text:p>
          </table:table-cell>
          <table:table-cell table:style-name="ce41" table:formula="of:=SUM([.P21]/2-[.N21]/2+[.$B$4])" office:value-type="float" office:value="0.0619448818897638">
            <text:p>0.0619</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3.5">
            <text:p>3.5</text:p>
          </table:table-cell>
          <table:table-cell table:style-name="ce17" office:value-type="float" office:value="0.276">
            <text:p>0.2760</text:p>
          </table:table-cell>
          <table:table-cell table:style-name="ce17" table:formula="of:=SUM((1/25.4)*[.A22])" office:value-type="float" office:value="0.137795275590551">
            <text:p>0.1378</text:p>
          </table:table-cell>
          <table:table-cell table:formula="of:=[.B22]+[.$B$1]" office:value-type="float" office:value="0.286">
            <text:p>0.2860</text:p>
          </table:table-cell>
          <table:table-cell table:formula="of:=SUM(([.D22]/2)+[.$B$3]/2+0.001)" office:value-type="float" office:value="0.1465">
            <text:p>0.1465</text:p>
          </table:table-cell>
          <table:table-cell table:style-name="ce29"/>
          <table:table-cell table:style-name="ce32" table:formula="of:=SUM([.C22]+[.$B$1]+2*[.$B$2])" office:value-type="float" office:value="0.151795275590551">
            <text:p>0.1518</text:p>
          </table:table-cell>
          <table:table-cell table:style-name="ce37" table:formula="of:=[.$M$9]" office:value-type="float" office:value="0.152">
            <text:p>0.1520</text:p>
          </table:table-cell>
          <table:table-cell table:style-name="ce32" table:formula="of:=SUM([.H22]-[.C22]-2*[.$B$2])" office:value-type="float" office:value="0.0102047244094488">
            <text:p>0.0102</text:p>
          </table:table-cell>
          <table:table-cell table:style-name="ce41" table:formula="of:=[.B22]+[.I22]" office:value-type="float" office:value="0.286204724409449">
            <text:p>0.2862</text:p>
          </table:table-cell>
          <table:table-cell table:style-name="ce41" table:formula="of:=SUM([.B22]+[.I22]+[.$B$3])/2+0.001" office:value-type="float" office:value="0.146602362204724">
            <text:p>0.1466</text:p>
          </table:table-cell>
          <table:table-cell table:style-name="ce29"/>
          <table:table-cell table:style-name="ce44" table:formula="of:=[.C22]+[.$B$1]" office:value-type="float" office:value="0.147795275590551">
            <text:p>0.1478</text:p>
          </table:table-cell>
          <table:table-cell table:style-name="ce47" table:formula="of:=[.$K$9]" office:value-type="float" office:value="0.15">
            <text:p>0.150</text:p>
          </table:table-cell>
          <table:table-cell table:style-name="ce44" table:formula="of:=[.N22]-[.C22]" office:value-type="float" office:value="0.0122047244094488">
            <text:p>0.0122</text:p>
          </table:table-cell>
          <table:table-cell table:style-name="ce44" table:formula="of:=[.B22]+[.O22]" office:value-type="float" office:value="0.288204724409449">
            <text:p>0.2882</text:p>
          </table:table-cell>
          <table:table-cell table:style-name="ce41" table:formula="of:=[.P22]/2" office:value-type="float" office:value="0.144102362204724">
            <text:p>0.1441</text:p>
          </table:table-cell>
          <table:table-cell table:style-name="ce52" table:formula="of:=[.N22]" office:value-type="float" office:value="0.15">
            <text:p>0.150</text:p>
          </table:table-cell>
          <table:table-cell table:style-name="ce41" table:formula="of:=SUM([.P22]/2+[.$B$3]/2)+0.001" office:value-type="float" office:value="0.147602362204724">
            <text:p>0.1476</text:p>
          </table:table-cell>
          <table:table-cell table:style-name="ce41" table:formula="of:=SUM([.P22]/2-[.N22]/2+[.$B$4])" office:value-type="float" office:value="0.0791023622047244">
            <text:p>0.0791</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4">
            <text:p>4</text:p>
          </table:table-cell>
          <table:table-cell table:style-name="ce17" office:value-type="float" office:value="0.315">
            <text:p>0.3150</text:p>
          </table:table-cell>
          <table:table-cell table:style-name="ce17" table:formula="of:=SUM((1/25.4)*[.A23])" office:value-type="float" office:value="0.15748031496063">
            <text:p>0.1575</text:p>
          </table:table-cell>
          <table:table-cell table:formula="of:=[.B23]+[.$B$1]" office:value-type="float" office:value="0.325">
            <text:p>0.3250</text:p>
          </table:table-cell>
          <table:table-cell table:formula="of:=SUM(([.D23]/2)+[.$B$3]/2+0.001)" office:value-type="float" office:value="0.166">
            <text:p>0.1660</text:p>
          </table:table-cell>
          <table:table-cell table:style-name="ce29"/>
          <table:table-cell table:style-name="ce32" table:formula="of:=SUM([.C23]+[.$B$1]+2*[.$B$2])" office:value-type="float" office:value="0.17148031496063">
            <text:p>0.1715</text:p>
          </table:table-cell>
          <table:table-cell table:style-name="ce37" table:formula="of:=[.$T$9]" office:value-type="float" office:value="0.1719">
            <text:p>0.1719</text:p>
          </table:table-cell>
          <table:table-cell table:style-name="ce32" table:formula="of:=SUM([.H23]-[.C23]-2*[.$B$2])" office:value-type="float" office:value="0.0104196850393701">
            <text:p>0.0104</text:p>
          </table:table-cell>
          <table:table-cell table:style-name="ce41" table:formula="of:=[.B23]+[.I23]" office:value-type="float" office:value="0.32541968503937">
            <text:p>0.3254</text:p>
          </table:table-cell>
          <table:table-cell table:style-name="ce41" table:formula="of:=SUM([.B23]+[.I23]+[.$B$3])/2+0.001" office:value-type="float" office:value="0.166209842519685">
            <text:p>0.1662</text:p>
          </table:table-cell>
          <table:table-cell table:style-name="ce29"/>
          <table:table-cell table:style-name="ce44" table:formula="of:=[.C23]+[.$B$1]" office:value-type="float" office:value="0.16748031496063">
            <text:p>0.1675</text:p>
          </table:table-cell>
          <table:table-cell table:style-name="ce46" table:formula="of:=[.$S$9]" office:value-type="float" office:value="0.17">
            <text:p>0.170</text:p>
          </table:table-cell>
          <table:table-cell table:style-name="ce44" table:formula="of:=[.N23]-[.C23]" office:value-type="float" office:value="0.0125196850393701">
            <text:p>0.0125</text:p>
          </table:table-cell>
          <table:table-cell table:style-name="ce44" table:formula="of:=[.B23]+[.O23]" office:value-type="float" office:value="0.32751968503937">
            <text:p>0.3275</text:p>
          </table:table-cell>
          <table:table-cell table:style-name="ce41" table:formula="of:=[.P23]/2" office:value-type="float" office:value="0.163759842519685">
            <text:p>0.1638</text:p>
          </table:table-cell>
          <table:table-cell table:style-name="ce52" table:formula="of:=[.N23]" office:value-type="float" office:value="0.17">
            <text:p>0.170</text:p>
          </table:table-cell>
          <table:table-cell table:style-name="ce41" table:formula="of:=SUM([.P23]/2+[.$B$3]/2)+0.001" office:value-type="float" office:value="0.167259842519685">
            <text:p>0.1673</text:p>
          </table:table-cell>
          <table:table-cell table:style-name="ce41" table:formula="of:=SUM([.P23]/2-[.N23]/2+[.$B$4])" office:value-type="float" office:value="0.0887598425196851">
            <text:p>0.0888</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5">
            <text:p>5</text:p>
          </table:table-cell>
          <table:table-cell table:style-name="ce17" office:value-type="float" office:value="0.374">
            <text:p>0.3740</text:p>
          </table:table-cell>
          <table:table-cell table:style-name="ce17" table:formula="of:=SUM((1/25.4)*[.A24])" office:value-type="float" office:value="0.196850393700787">
            <text:p>0.1969</text:p>
          </table:table-cell>
          <table:table-cell table:formula="of:=[.B24]+[.$B$1]" office:value-type="float" office:value="0.384">
            <text:p>0.3840</text:p>
          </table:table-cell>
          <table:table-cell table:formula="of:=SUM(([.D24]/2)+[.$B$3]/2+0.001)" office:value-type="float" office:value="0.1955">
            <text:p>0.1955</text:p>
          </table:table-cell>
          <table:table-cell table:style-name="ce29"/>
          <table:table-cell table:style-name="ce32" table:formula="of:=SUM([.C24]+[.$B$1]+2*[.$B$2])" office:value-type="float" office:value="0.210850393700787">
            <text:p>0.2109</text:p>
          </table:table-cell>
          <table:table-cell table:style-name="ce37" table:formula="of:=[.$AL$9]" office:value-type="float" office:value="0.213">
            <text:p>0.2130</text:p>
          </table:table-cell>
          <table:table-cell table:style-name="ce32" table:formula="of:=SUM([.H24]-[.C24]-2*[.$B$2])" office:value-type="float" office:value="0.0121496062992126">
            <text:p>0.0121</text:p>
          </table:table-cell>
          <table:table-cell table:style-name="ce41" table:formula="of:=[.B24]+[.I24]" office:value-type="float" office:value="0.386149606299213">
            <text:p>0.3861</text:p>
          </table:table-cell>
          <table:table-cell table:style-name="ce41" table:formula="of:=SUM([.B24]+[.I24]+[.$B$3])/2+0.001" office:value-type="float" office:value="0.196574803149606">
            <text:p>0.1966</text:p>
          </table:table-cell>
          <table:table-cell table:style-name="ce29"/>
          <table:table-cell table:style-name="ce44" table:formula="of:=[.C24]+[.$B$1]" office:value-type="float" office:value="0.206850393700787">
            <text:p>0.2069</text:p>
          </table:table-cell>
          <table:table-cell table:style-name="ce46" table:formula="of:=[.$AK$9]" office:value-type="float" office:value="0.209">
            <text:p>0.209</text:p>
          </table:table-cell>
          <table:table-cell table:style-name="ce44" table:formula="of:=[.N24]-[.C24]" office:value-type="float" office:value="0.0121496062992126">
            <text:p>0.0121</text:p>
          </table:table-cell>
          <table:table-cell table:style-name="ce44" table:formula="of:=[.B24]+[.O24]" office:value-type="float" office:value="0.386149606299213">
            <text:p>0.3861</text:p>
          </table:table-cell>
          <table:table-cell table:style-name="ce41" table:formula="of:=[.P24]/2" office:value-type="float" office:value="0.193074803149606">
            <text:p>0.1931</text:p>
          </table:table-cell>
          <table:table-cell table:style-name="ce52" table:formula="of:=[.N24]" office:value-type="float" office:value="0.209">
            <text:p>0.209</text:p>
          </table:table-cell>
          <table:table-cell table:style-name="ce41" table:formula="of:=SUM([.P24]/2+[.$B$3]/2)+0.001" office:value-type="float" office:value="0.196574803149606">
            <text:p>0.1966</text:p>
          </table:table-cell>
          <table:table-cell table:style-name="ce41" table:formula="of:=SUM([.P24]/2-[.N24]/2+[.$B$4])" office:value-type="float" office:value="0.0985748031496063">
            <text:p>0.0986</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table:number-columns-repeated="7"/>
          <table:table-cell table:style-name="Default"/>
          <table:table-cell table:number-columns-repeated="1016"/>
        </table:table-row>
        <table:table-row table:style-name="ro2" table:number-rows-repeated="1048550">
          <table:table-cell table:number-columns-repeated="1024"/>
        </table:table-row>
        <table:table-row table:style-name="ro2">
          <table:table-cell table:number-columns-repeated="1024"/>
        </table:table-row>
      </table:table>
      <table:table table:name="Sheet2" table:style-name="ta1" table:print="false">
        <table:table-column table:style-name="co24" table:default-cell-style-name="Default"/>
        <table:table-row table:style-name="ro2">
          <table:table-cell/>
        </table:table-row>
      </table:table>
      <table:table table:name="Sheet3" table:style-name="ta1" table:print="false">
        <table:table-column table:style-name="co2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4" number:min-integer-digits="1"/>
    </number:number-style>
    <number:number-style style:name="N11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6/22/2015</text:date>, <text:time>11:1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Pridgeon</meta:initial-creator>
    <meta:creation-date>2014-04-21T16:35:34.31</meta:creation-date>
    <dc:date>2015-06-22T11:19:36.39</dc:date>
    <dc:creator>Dan Pridgeon</dc:creator>
    <meta:editing-duration>P2DT5H57M12S</meta:editing-duration>
    <meta:editing-cycles>88</meta:editing-cycles>
    <meta:generator>OpenOffice.org/3.3$Win32 OpenOffice.org_project/330m20$Build-9567</meta:generator>
    <meta:document-statistic meta:table-count="3" meta:cell-count="253" meta:object-count="0"/>
  </office:meta>
</office:document-meta>
</file>